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ses A. Dropsi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9,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1316 North Broad St./</text:p>
      <text:p text:style-name="P3">Dear Sir/</text:p>
      <text:p text:style-name="P3"><text:tab/>I acknowledge the re-/ceipt of your translation of the/ historical sketch of the Hebrew/ Education Society, for which/ please accept my thanks./</text:p>
      <text:p text:style-name="P3">I trust that in the remote future/ when the matter placed in the/ cornerstone of the school house/ shall have been exhumed, your/ translation will be read with/ pleasure and profit./</text:p>
      <text:p text:style-name="P3"/>
      <text:p text:style-name="P3">[Page 2]</text:p>
      <text:p text:style-name="P3">Judging from the present course/ of study by those who seek to/ attain a high standard of education/ Hebrew in the future will be deemed,/ an essential and necessary part of/ knowledge for educated men./</text:p>
      <text:p text:style-name="P3"><text:tab/>Truly yours/ Moses A. Dropsie/ July 29, 1891/</text:p>
      <text:p text:style-name="P3">Revd. Dr.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13:31.48</meta:creation-date>
    <meta:document-statistic meta:table-count="0" meta:image-count="0" meta:object-count="0" meta:page-count="2" meta:paragraph-count="69" meta:word-count="272" meta:character-count="1888"/>
    <dc:date>2011-11-28T11:17:48.18</dc:date>
    <dc:creator>Penn Libraries</dc:creator>
    <meta:editing-duration>PT00H04M16S</meta:editing-duration>
    <meta:editing-cycles>1</meta:editing-cycles>
    <meta:generator>OpenOffice.org/3.2$Win32 OpenOffice.org_project/320m12$Build-9483</meta:generator>
  </office:meta>
</office:document-meta>
</file>